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A0000078D5A17D6C6E3871B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16b02" officeooo:paragraph-rsid="00116b02" style:font-size-asian="35pt" style:font-size-complex="4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116b02" officeooo:paragraph-rsid="00116b02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esign</text:p>
      <text:p text:style-name="P1"/>
      <text:p text:style-name="P2"><draw:frame draw:style-name="fr1" draw:name="Bild1" text:anchor-type="char" svg:x="-0.053cm" svg:y="1.005cm" svg:width="17cm" svg:height="14.603cm" draw:z-index="0"><draw:image xlink:href="Pictures/10000000000008CA0000078D5A17D6C6E3871B44.png" xlink:type="simple" xlink:show="embed" xlink:actuate="onLoad" loext:mime-type="image/png"/></draw:frame>UML Klassendiagramm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8:27:57.570562882</meta:creation-date>
    <dc:date>2022-06-23T18:30:01.624754392</dc:date>
    <meta:editing-duration>PT2M4S</meta:editing-duration>
    <meta:editing-cycles>1</meta:editing-cycles>
    <meta:document-statistic meta:table-count="0" meta:image-count="1" meta:object-count="0" meta:page-count="1" meta:paragraph-count="2" meta:word-count="4" meta:character-count="29" meta:non-whitespace-character-count="27"/>
    <meta:generator>LibreOffice/6.4.7.2$Linux_X86_64 LibreOffice_project/40$Build-2</meta:generator>
  </office:meta>
</office:document-meta>
</file>